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Heading">
      <style:paragraph-properties fo:margin-top="0in" fo:margin-bottom="0.1965in" loext:contextual-spacing="false" fo:text-align="center" style:justify-single-word="false"/>
      <style:text-properties officeooo:paragraph-rsid="00109c5a"/>
    </style:style>
    <style:style style:name="T1" style:family="text">
      <style:text-properties style:text-underline-style="solid" style:text-underline-width="auto" style:text-underline-color="font-color" officeooo:rsid="00109c5a"/>
    </style:style>
    <style:style style:name="T2" style:family="text">
      <style:text-properties style:font-name="Asana Math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Python Debugger Commands</text:span></text:span></text:p>
      <text:p text:style-name="Text_20_body"><text:bookmark text:name="pdbcommand-help"/><text:span text:style-name="Source_20_Text"><text:span text:style-name="T2">h(elp) [command]</text:span></text:span><text:span text:style-name="T2"> </text:span></text:p>
      <text:p text:style-name="Text_20_body"><text:bookmark text:name="pdbcommand-where"/><text:span text:style-name="Source_20_Text"><text:span text:style-name="T2">w(here)</text:span></text:span><text:span text:style-name="T2"> </text:span></text:p>
      <text:p text:style-name="Text_20_body"><text:bookmark text:name="pdbcommand-down"/><text:span text:style-name="Source_20_Text"><text:span text:style-name="T2">d(own) [count]</text:span></text:span><text:span text:style-name="T2"> </text:span></text:p>
      <text:p text:style-name="Text_20_body"><text:bookmark text:name="pdbcommand-up"/><text:span text:style-name="Source_20_Text"><text:span text:style-name="T2">u(p) [count]</text:span></text:span><text:span text:style-name="T2"> </text:span></text:p>
      <text:p text:style-name="Text_20_body"><text:bookmark text:name="pdbcommand-break"/><text:span text:style-name="Source_20_Text"><text:span text:style-name="T2">b(reak) [([filename:]lineno | function) [, condition]]</text:span></text:span><text:span text:style-name="T2"> </text:span></text:p>
      <text:p text:style-name="Text_20_body"><text:bookmark text:name="pdbcommand-tbreak"/><text:span text:style-name="Source_20_Text"><text:span text:style-name="T2">tbreak [([filename:]lineno | function) [, condition]]</text:span></text:span><text:span text:style-name="T2"> </text:span></text:p>
      <text:p text:style-name="Text_20_body"><text:bookmark text:name="pdbcommand-clear"/><text:span text:style-name="Source_20_Text"><text:span text:style-name="T2">cl(ear) [filename:lineno | bpnumber [bpnumber ...]]</text:span></text:span><text:span text:style-name="T2"> </text:span></text:p>
      <text:p text:style-name="Text_20_body"><text:bookmark text:name="pdbcommand-disable"/><text:span text:style-name="Source_20_Text"><text:span text:style-name="T2">disable [bpnumber [bpnumber ...]]</text:span></text:span><text:span text:style-name="T2"> </text:span></text:p>
      <text:p text:style-name="Text_20_body"><text:bookmark text:name="pdbcommand-enable"/><text:span text:style-name="Source_20_Text"><text:span text:style-name="T2">enable [bpnumber [bpnumber ...]]</text:span></text:span><text:span text:style-name="T2"> </text:span></text:p>
      <text:p text:style-name="Text_20_body"><text:bookmark text:name="pdbcommand-ignore"/><text:span text:style-name="Source_20_Text"><text:span text:style-name="T2">ignore bpnumber [count]</text:span></text:span><text:span text:style-name="T2"> </text:span></text:p>
      <text:p text:style-name="Text_20_body"><text:bookmark text:name="pdbcommand-condition"/><text:span text:style-name="Source_20_Text"><text:span text:style-name="T2">condition bpnumber [condition]</text:span></text:span><text:span text:style-name="T2"> </text:span></text:p>
      <text:p text:style-name="Text_20_body"><text:bookmark text:name="pdbcommand-commands"/><text:span text:style-name="Source_20_Text"><text:span text:style-name="T2">commands [bpnumber]</text:span></text:span><text:span text:style-name="T2"> </text:span></text:p>
      <text:p text:style-name="Text_20_body"><text:bookmark text:name="pdbcommand-step"/><text:span text:style-name="Source_20_Text"><text:span text:style-name="T2">s(tep)</text:span></text:span><text:span text:style-name="T2"> </text:span></text:p>
      <text:p text:style-name="Text_20_body"><text:bookmark text:name="pdbcommand-next"/><text:span text:style-name="Source_20_Text"><text:span text:style-name="T2">n(ext)</text:span></text:span><text:span text:style-name="T2"> </text:span></text:p>
      <text:p text:style-name="Text_20_body"><text:bookmark text:name="pdbcommand-until"/><text:span text:style-name="Source_20_Text"><text:span text:style-name="T2">unt(il) [lineno]</text:span></text:span><text:span text:style-name="T2"> </text:span></text:p>
      <text:p text:style-name="Text_20_body"><text:bookmark text:name="pdbcommand-return"/><text:span text:style-name="Source_20_Text"><text:span text:style-name="T2">r(eturn)</text:span></text:span><text:span text:style-name="T2"> </text:span></text:p>
      <text:p text:style-name="Text_20_body"><text:bookmark text:name="pdbcommand-continue"/><text:span text:style-name="Source_20_Text"><text:span text:style-name="T2">c(ont(inue))</text:span></text:span><text:span text:style-name="T2"> 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bookmark text:name="pdbcommand-jump"/><text:span text:style-name="Source_20_Text"><text:span text:style-name="T2">j(ump) lineno</text:span></text:span><text:span text:style-name="T2"> </text:span></text:p>
      <text:p text:style-name="Text_20_body"><text:bookmark text:name="pdbcommand-list"/><text:span text:style-name="Source_20_Text"><text:span text:style-name="T2">l(ist) [first[, last]]</text:span></text:span><text:span text:style-name="T2"> </text:span></text:p>
      <text:p text:style-name="Text_20_body"><text:bookmark text:name="pdbcommand-ll"/><text:span text:style-name="Source_20_Text"><text:span text:style-name="T2">ll | longlist</text:span></text:span><text:span text:style-name="T2"> </text:span></text:p>
      <text:p text:style-name="Text_20_body"><text:bookmark text:name="pdbcommand-args"/><text:span text:style-name="Source_20_Text"><text:span text:style-name="T2">a(rgs)</text:span></text:span><text:span text:style-name="T2"> </text:span></text:p>
      <text:p text:style-name="Text_20_body"><text:bookmark text:name="pdbcommand-p"/><text:span text:style-name="Source_20_Text"><text:span text:style-name="T2">p expression</text:span></text:span><text:span text:style-name="T2"> </text:span></text:p>
      <text:p text:style-name="Text_20_body"><text:bookmark text:name="pdbcommand-pp"/><text:span text:style-name="Source_20_Text"><text:span text:style-name="T2">pp expression</text:span></text:span><text:span text:style-name="T2"> </text:span></text:p>
      <text:p text:style-name="Text_20_body"><text:bookmark text:name="pdbcommand-whatis"/><text:span text:style-name="Source_20_Text"><text:span text:style-name="T2">whatis expression</text:span></text:span><text:span text:style-name="T2"> </text:span></text:p>
      <text:p text:style-name="Text_20_body"><text:bookmark text:name="pdbcommand-source"/><text:span text:style-name="Source_20_Text"><text:span text:style-name="T2">source expression</text:span></text:span><text:span text:style-name="T2"> </text:span></text:p>
      <text:p text:style-name="Text_20_body"><text:bookmark text:name="pdbcommand-display"/><text:span text:style-name="Source_20_Text"><text:span text:style-name="T2">display [expression]</text:span></text:span><text:span text:style-name="T2"> </text:span></text:p>
      <text:p text:style-name="Text_20_body"><text:bookmark text:name="pdbcommand-undisplay"/><text:span text:style-name="Source_20_Text"><text:span text:style-name="T2">undisplay [expression]</text:span></text:span><text:span text:style-name="T2"> </text:span></text:p>
      <text:p text:style-name="Text_20_body"><text:bookmark text:name="pdbcommand-interact"/><text:span text:style-name="Source_20_Text"><text:span text:style-name="T2">interact</text:span></text:span><text:span text:style-name="T2"> </text:span></text:p>
      <text:p text:style-name="Text_20_body"><text:bookmark text:name="debugger-aliases"/><text:bookmark text:name="pdbcommand-alias"/><text:span text:style-name="Source_20_Text"><text:span text:style-name="T2">alias [name [command]]</text:span></text:span><text:span text:style-name="T2"> </text:span></text:p>
      <text:p text:style-name="Text_20_body"><text:bookmark text:name="pdbcommand-unalias"/><text:span text:style-name="Source_20_Text"><text:span text:style-name="T2">unalias name</text:span></text:span><text:span text:style-name="T2"> </text:span></text:p>
      <text:p text:style-name="Text_20_body"><text:bookmark text:name="pdbcommand-run"/><text:span text:style-name="Source_20_Text"><text:span text:style-name="T2">run [args ...]</text:span></text:span><text:span text:style-name="T2"> </text:span></text:p>
      <text:p text:style-name="Text_20_body"><text:bookmark text:name="pdbcommand-restart"/><text:span text:style-name="Source_20_Text"><text:span text:style-name="T2">restart [args ...]</text:span></text:span><text:span text:style-name="T2"> </text:span></text:p>
      <text:p text:style-name="Text_20_body"><text:bookmark text:name="pdbcommand-quit"/><text:span text:style-name="Source_20_Text"><text:span text:style-name="T2">q(uit)</text:span>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7:38:26.129391891</meta:creation-date>
    <dc:date>2019-05-16T07:53:30.264551394</dc:date>
    <meta:editing-duration>PT4M54S</meta:editing-duration>
    <meta:editing-cycles>1</meta:editing-cycles>
    <meta:document-statistic meta:table-count="0" meta:image-count="0" meta:object-count="0" meta:page-count="1" meta:paragraph-count="34" meta:word-count="84" meta:character-count="684" meta:non-whitespace-character-count="601"/>
    <meta:generator>LibreOffice/5.1.6.2$Linux_X86_64 LibreOffice_project/10m0$Build-2</meta:generator>
  </office:meta>
</office:document-meta>
</file>